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3374" officeooo:paragraph-rsid="000a3374"/>
    </style:style>
    <style:style style:name="P2" style:family="paragraph" style:parent-style-name="Standard">
      <style:text-properties officeooo:rsid="000a3374" officeooo:paragraph-rsid="001975ac"/>
    </style:style>
    <style:style style:name="P3" style:family="paragraph" style:parent-style-name="Standard">
      <style:text-properties officeooo:paragraph-rsid="00101ae6"/>
    </style:style>
    <style:style style:name="P4" style:family="paragraph" style:parent-style-name="Standard">
      <style:text-properties officeooo:paragraph-rsid="0011fcdf"/>
    </style:style>
    <style:style style:name="P5" style:family="paragraph" style:parent-style-name="Standard">
      <style:text-properties officeooo:rsid="00153f03" officeooo:paragraph-rsid="00153f03"/>
    </style:style>
    <style:style style:name="P6" style:family="paragraph" style:parent-style-name="Standard">
      <style:text-properties officeooo:rsid="00153f03" officeooo:paragraph-rsid="002330a5"/>
    </style:style>
    <style:style style:name="P7" style:family="paragraph" style:parent-style-name="Standard">
      <style:text-properties officeooo:rsid="00153f03" officeooo:paragraph-rsid="002e0133"/>
    </style:style>
    <style:style style:name="P8" style:family="paragraph" style:parent-style-name="Standard">
      <style:text-properties officeooo:rsid="00153f03" officeooo:paragraph-rsid="0032ece9"/>
    </style:style>
    <style:style style:name="P9" style:family="paragraph" style:parent-style-name="Standard">
      <style:text-properties officeooo:rsid="00153f03" officeooo:paragraph-rsid="0043c3bd"/>
    </style:style>
    <style:style style:name="P10" style:family="paragraph" style:parent-style-name="Standard">
      <style:text-properties officeooo:rsid="00153f03" officeooo:paragraph-rsid="004714a9"/>
    </style:style>
    <style:style style:name="P11" style:family="paragraph" style:parent-style-name="Standard">
      <style:text-properties style:text-underline-style="solid" style:text-underline-width="auto" style:text-underline-color="font-color" officeooo:rsid="000a3374" officeooo:paragraph-rsid="000a3374"/>
    </style:style>
    <style:style style:name="P12" style:family="paragraph" style:parent-style-name="Standard">
      <style:text-properties officeooo:rsid="00179725" officeooo:paragraph-rsid="00179725"/>
    </style:style>
    <style:style style:name="P13" style:family="paragraph" style:parent-style-name="Standard">
      <style:text-properties officeooo:paragraph-rsid="001a2a27"/>
    </style:style>
    <style:style style:name="P14" style:family="paragraph" style:parent-style-name="Standard">
      <style:text-properties officeooo:paragraph-rsid="001c4883"/>
    </style:style>
    <style:style style:name="P15" style:family="paragraph" style:parent-style-name="Standard">
      <style:text-properties officeooo:paragraph-rsid="001e446e"/>
    </style:style>
    <style:style style:name="P16" style:family="paragraph" style:parent-style-name="Standard">
      <style:text-properties fo:color="#c9211e" style:text-underline-style="solid" style:text-underline-width="auto" style:text-underline-color="font-color" officeooo:paragraph-rsid="0011fcdf"/>
    </style:style>
    <style:style style:name="P17" style:family="paragraph" style:parent-style-name="Standard">
      <style:text-properties fo:color="#c9211e" style:text-underline-style="solid" style:text-underline-width="auto" style:text-underline-color="font-color" officeooo:rsid="00153f03" officeooo:paragraph-rsid="002330a5"/>
    </style:style>
    <style:style style:name="P18" style:family="paragraph" style:parent-style-name="Standard">
      <style:text-properties fo:color="#c9211e" officeooo:rsid="00153f03" officeooo:paragraph-rsid="002330a5"/>
    </style:style>
    <style:style style:name="P19" style:family="paragraph" style:parent-style-name="Standard">
      <style:text-properties fo:color="#000000" officeooo:rsid="00153f03" officeooo:paragraph-rsid="002330a5"/>
    </style:style>
    <style:style style:name="P20" style:family="paragraph" style:parent-style-name="Standard">
      <style:paragraph-properties fo:break-before="page"/>
      <style:text-properties officeooo:rsid="00153f03" officeooo:paragraph-rsid="002e0133"/>
    </style:style>
    <style:style style:name="P21" style:family="paragraph" style:parent-style-name="Standard">
      <style:text-properties officeooo:rsid="0011fcdf" officeooo:paragraph-rsid="0011fcdf"/>
    </style:style>
    <style:style style:name="P22" style:family="paragraph" style:parent-style-name="Standard">
      <style:text-properties officeooo:rsid="001975ac" officeooo:paragraph-rsid="001975ac"/>
    </style:style>
    <style:style style:name="T1" style:family="text">
      <style:text-properties officeooo:rsid="000a3374"/>
    </style:style>
    <style:style style:name="T2" style:family="text">
      <style:text-properties officeooo:rsid="000b669e"/>
    </style:style>
    <style:style style:name="T3" style:family="text">
      <style:text-properties officeooo:rsid="000cbbad"/>
    </style:style>
    <style:style style:name="T4" style:family="text">
      <style:text-properties officeooo:rsid="000e1b64"/>
    </style:style>
    <style:style style:name="T5" style:family="text">
      <style:text-properties officeooo:rsid="0011fcdf"/>
    </style:style>
    <style:style style:name="T6" style:family="text">
      <style:text-properties officeooo:rsid="001352da"/>
    </style:style>
    <style:style style:name="T7" style:family="text">
      <style:text-properties officeooo:rsid="001a2a27"/>
    </style:style>
    <style:style style:name="T8" style:family="text">
      <style:text-properties officeooo:rsid="001bdfc6"/>
    </style:style>
    <style:style style:name="T9" style:family="text">
      <style:text-properties officeooo:rsid="001e446e"/>
    </style:style>
    <style:style style:name="T10" style:family="text">
      <style:text-properties officeooo:rsid="002330a5"/>
    </style:style>
    <style:style style:name="T11" style:family="text">
      <style:text-properties fo:color="#8b0000" style:text-underline-style="solid" style:text-underline-width="auto" style:text-underline-color="font-color"/>
    </style:style>
    <style:style style:name="T12" style:family="text">
      <style:text-properties fo:color="#8b0000" style:text-underline-style="solid" style:text-underline-width="auto" style:text-underline-color="font-color" officeooo:rsid="002783ec"/>
    </style:style>
    <style:style style:name="T13" style:family="text">
      <style:text-properties fo:color="#8b0000" style:text-underline-style="solid" style:text-underline-width="auto" style:text-underline-color="font-color" officeooo:rsid="002bb0aa"/>
    </style:style>
    <style:style style:name="T14" style:family="text">
      <style:text-properties fo:color="#8b0000" style:text-underline-style="solid" style:text-underline-width="auto" style:text-underline-color="font-color" officeooo:rsid="002e0133"/>
    </style:style>
    <style:style style:name="T15" style:family="text">
      <style:text-properties fo:color="#8b0000" style:text-underline-style="solid" style:text-underline-width="auto" style:text-underline-color="font-color" officeooo:rsid="003b7d82"/>
    </style:style>
    <style:style style:name="T16" style:family="text">
      <style:text-properties fo:color="#000000" style:text-underline-style="none" fo:font-weight="normal" style:font-weight-asian="normal" style:font-weight-complex="normal"/>
    </style:style>
    <style:style style:name="T17" style:family="text">
      <style:text-properties fo:color="#000000" style:text-underline-style="none" fo:font-weight="normal" officeooo:rsid="002e0133" style:font-weight-asian="normal" style:font-weight-complex="normal"/>
    </style:style>
    <style:style style:name="T18" style:family="text">
      <style:text-properties fo:color="#000000" style:text-underline-style="none" fo:font-weight="normal" officeooo:rsid="002fd8a9" style:font-weight-asian="normal" style:font-weight-complex="normal"/>
    </style:style>
    <style:style style:name="T19" style:family="text">
      <style:text-properties fo:color="#000000" style:text-underline-style="none" fo:font-weight="normal" officeooo:rsid="0032ece9" style:font-weight-asian="normal" style:font-weight-complex="normal"/>
    </style:style>
    <style:style style:name="T20" style:family="text">
      <style:text-properties fo:color="#000000" style:text-underline-style="none" fo:font-weight="normal" officeooo:rsid="003ebe07" style:font-weight-asian="normal" style:font-weight-complex="normal"/>
    </style:style>
    <style:style style:name="T21" style:family="text">
      <style:text-properties fo:color="#000000" style:text-underline-style="none" fo:font-weight="normal" officeooo:rsid="0043c3bd" style:font-weight-asian="normal" style:font-weight-complex="normal"/>
    </style:style>
    <style:style style:name="T22" style:family="text">
      <style:text-properties fo:color="#000000" style:text-underline-style="none" fo:font-weight="normal" officeooo:rsid="004714a9"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réation d’un personnage :</text:p>
      <text:p text:style-name="P1"/>
      <text:p text:style-name="P1">- tous les personnages débutent le jeu comme vampires nouveau-nés , ils sont censé avoir moins de 25 ans <text:span text:style-name="T2">d’experience de vampire</text:span>.</text:p>
      <text:p text:style-name="P1"/>
      <text:p text:style-name="P3"><text:span text:style-name="T1">-</text:span><text:span text:style-name="T3">les joueurs ont un certain nombre de points a dépenser dans les caractéristiques qu’ils souhaitent attribuer a leurs personnage </text:span><text:span text:style-name="T4">et aussi </text:span>Ils disposent également de "points de bonus" à la fin du processus de création, qu'ils peuvent dépenser pour épaissir leur personnage, lui ajouter de la personnalité et le différencier d'avantage des autres.<text:span text:style-name="T4"> </text:span></text:p>
      <text:p text:style-name="P3"/>
      <text:p text:style-name="P4">-<text:span text:style-name="T5">les niveau de caractéristique pour un personnage varient de 1 (faible) a 5 (excelent). Par contre un personnage avec 1 point ne veut pas dire que le personnage est nul, c’est soit il est pas bon dans se domaine la soit c’est un débutant. <text:s/></text:span><text:span text:style-name="T6">Et donc le systeme d’experiences permet aux personnage d’augmenter leurs score.</text:span></text:p>
      <text:p text:style-name="P4"/>
      <text:p text:style-name="P16"/>
      <text:p text:style-name="P17">ETAPE1 : Concept de Personnage</text:p>
      <text:p text:style-name="P6"/>
      <text:p text:style-name="P5"/>
      <text:p text:style-name="P12">LE CONCEPT : </text:p>
      <text:p text:style-name="P12"/>
      <text:p text:style-name="P12">C’est ce qui indique de la nature du vampire avant qu’il deviens vampire </text:p>
      <text:p text:style-name="P21"><text:s/></text:p>
      <text:p text:style-name="P3"/>
      <text:p text:style-name="P22">LE CLAN :</text:p>
      <text:p text:style-name="P2"/>
      <text:p text:style-name="P14"><text:span text:style-name="T7">c’est la famille vampirique, l</text:span>'héritage mort-vivant qu'il a reçu lors de l'Etreinte <text:span text:style-name="T8">(</text:span>Les vampires sont toujours du même clan que leur sire, le vampire qui leur a donné l'Etreinte. <text:span text:style-name="T8">)</text:span>. <text:span text:style-name="T1"><text:s/></text:span></text:p>
      <text:p text:style-name="P13">Si un joueur le souhaite, il peut ne choisir aucun clan du tout. De nombreux vampires récemment créés ont un sang tellement dilué qu'ils ne peuvent véritablement affirmer aucun appartenance. Indésirables et méprisés, ces "Parias" sans-clan sont de plus en plus fréquents. Si vous souhaitez jouer un tel personnage, notez simplement "Parias" à l'emplacement prévu pour le nom du clan de la fiche de personnage.</text:p>
      <text:p text:style-name="P13"/>
      <text:p text:style-name="P1"/>
      <text:p text:style-name="P1">NATURE ET ATTITUDE (archétypes)</text:p>
      <text:p text:style-name="P1"/>
      <text:p text:style-name="P15"><text:span text:style-name="T9">Ces des caractéristique comportemental, </text:span>elles permettent de se faire une idée précise du personnage et de la garder à l'esprit.</text:p>
      <text:p text:style-name="P15">L'attitude est la façon dont un personnage se présente aux autres. C'est le "masque" qu'il porte pour protéger son moi profond. </text:p>
      <text:p text:style-name="P15"/>
      <text:p text:style-name="P15">La nature est le véritable moi d'un personnage, sa vérité profonde. L'archétype choisi par le joueur indique les sentiments du personnage envers lui-même, les autres et le monde. La nature n'est pas l'unique aspect d'une personnalité, mais le plus dominant. La nature est également utilisée pour déterminer la capacité d'un personnage à regagner des points de volonté.</text:p>
      <text:p text:style-name="P15"/>
      <text:p text:style-name="P15"/>
      <text:p text:style-name="P15"/>
      <text:p text:style-name="P15"/>
      <text:p text:style-name="P15"/>
      <text:p text:style-name="P15"/>
      <text:p text:style-name="P17"><text:soft-page-break/>ETAPE<text:span text:style-name="T10">2</text:span>: C<text:span text:style-name="T10">hoix des ATTRIBUTS</text:span></text:p>
      <text:p text:style-name="P18"/>
      <text:p text:style-name="P19">Le joueur doit à présent attribuer des chiffres. La première étape consiste à classer par ordre de priorité ses attributs. Les attributs sont les capacités naturelles et prédispositions d'un personnage. Quelle est sa force ? Est-il attirant ? Rapide ? Malin ? Les attributs répondent à toutes ces questions. Les personnages de Vampire ont neuf attributs, qui sont divisés en trois catégories : physique (force, dextérité, vigueur), social (charisme, manipulation, apparence) et mental (perception, intelligence, astuce).<text:line-break/>Tout d'abord, le joueur doit choisir quel groupe d'attributs constitue le point fort de son personnage (primaire). Puis il choisit le groupe dans lequel le personnage est moyen (secondaire). Le dernier groupe est donc le point faible du personnage (tertiaire). Votre personnage est-il costaud mais asocial, ou très attirant mais la tête pleine d'eau ? Le concept et le clan peuvent suggérer un classement à privilégier, mais vous êtes libre de faire comme vous l'entendez. Il n'y a rien de pire que de jouer un stéréotype ennuyant. Jouer un stéréotype intéressant, par contre...<text:line-break/>Tous les personnages de Vampire commencent avec un point dans chaque attribut, reflétant les capacités de base du mortel dont ils sont issus (à l'exception des Nosferatus, qui ont zéro point en apparence). Le classement des groupes d'attributs détermine combien de points le joueur peut dépenser dans chacun d'eux. Il peut partager 7 points dans son groupe primaire, 5 autres dans le groupe secondaire et 3 dans le tertiaire. Par exemple, un personnage athlétique distribuera 7 points dans sa catégorie physique, tandis qu'un autre, avisé et réfléchi, les dépenseras dans le groupe mental.</text:p>
      <text:p text:style-name="P6"><text:span text:style-name="Strong_20_Emphasis"><text:span text:style-name="T11"/></text:span></text:p>
      <text:p text:style-name="P6"><text:span text:style-name="Strong_20_Emphasis"><text:span text:style-name="T11">ETAPE </text:span></text:span><text:span text:style-name="Strong_20_Emphasis"><text:span text:style-name="T12">3</text:span></text:span><text:span text:style-name="Strong_20_Emphasis"><text:span text:style-name="T11"> : CHOIX DES CAPACITES</text:span></text:span></text:p>
      <text:p text:style-name="P6"><text:span text:style-name="Strong_20_Emphasis"><text:span text:style-name="T11"/></text:span></text:p>
      <text:p text:style-name="P6"><text:span text:style-name="Strong_20_Emphasis"><text:span text:style-name="T16">Les capacités sont également divisées en trois catégories : talents, compétences et connaissances. Les talents sont ces capacités intuitives, innées ou apprises "sur le tas". Les compétences sont des capacités apprises par un entraînement rigoureux. Elles peuvent être améliorées en suivant un entraînenement poussé ou par la pratique. Les connaissances sont les savoirs théoriques, appris dans les livres ou aux cours d'études.<text:line-break/>Comme pour les attributs, les trois groupes de capacités doivent être hiérarchisés. Le joueur choisit un groupe primaire, secondaire et tertiaire. Le groupe primaire reçoit 13 points, le secondaire 9 points et le tertiaire 5. Notez que, contrairement aux attributs, les personnages ne reçoivent aucun point automatique pour les capacités. Notez également qu'aucune capacité ne peut dépasser trois points à ce stade de la création : même chez les morts-vivants, les experts ne poussent pas sur les arbres. Vous pourrez augmenter les capacités au-delà avec les points de bonus, mais plus tard.</text:span></text:span></text:p>
      <text:p text:style-name="P6"><text:span text:style-name="Strong_20_Emphasis"><text:span text:style-name="T11"/></text:span></text:p>
      <text:p text:style-name="P6"><text:span text:style-name="Strong_20_Emphasis"><text:span text:style-name="T11">ETAPE </text:span></text:span><text:span text:style-name="Strong_20_Emphasis"><text:span text:style-name="T13">4 </text:span></text:span><text:span text:style-name="Strong_20_Emphasis"><text:span text:style-name="T11">: CHOIX DES AVANTAGES</text:span></text:span></text:p>
      <text:p text:style-name="P6"><text:span text:style-name="Strong_20_Emphasis"><text:span text:style-name="T11"/></text:span></text:p>
      <text:p text:style-name="P7"><text:span text:style-name="Strong_20_Emphasis"><text:span text:style-name="T17">Ici c’est plutot la partie création ou le vampire devient véritablement unique.</text:span></text:span></text:p>
      <text:p text:style-name="P7"><text:span text:style-name="Strong_20_Emphasis"><text:span text:style-name="T18">l</text:span></text:span><text:span text:style-name="Strong_20_Emphasis"><text:span text:style-name="T17">es avantages sont des caractéristiques qui permettent au vampire de trouver sa place dans la hiérarchie de la nuit. Elles ne sont pas classées : un certain nombre de points peuvent être attribués à chaque catégorie. Le total étant fixe, des points supplémentaires peuvent être obtenus en dépensant des points de bonus.<text:line-break/></text:span></text:span></text:p>
      <text:p text:style-name="P7"><text:span text:style-name="Strong_20_Emphasis"><text:span text:style-name="T17">LES DISCIPLINES:</text:span></text:span></text:p>
      <text:p text:style-name="P7"><text:span text:style-name="Strong_20_Emphasis"><text:span text:style-name="T17"/></text:span></text:p>
      <text:p text:style-name="P8"><text:span text:style-name="Strong_20_Emphasis"><text:span text:style-name="T19">Lorsqu'un vampire reçoit l'Etreinte, son sire lui enseigne certains pouvoirs mystiques basés sur le sang et appelés disciplines. </text:span></text:span></text:p>
      <text:p text:style-name="P8"><text:span text:style-name="Strong_20_Emphasis"><text:span text:style-name="T19"/></text:span></text:p>
      <text:p text:style-name="P8"><text:span text:style-name="Strong_20_Emphasis"><text:span text:style-name="T19">Chaque personnage débute avec trois points de disciplines, qui peuvent être alloués selon son choix. Par exemple, il peut dépenser tous ses points dans une seule discipline, ou en attribuer un à trois disciplines. Les disciplines acquises avec les points d'avantages doivent être choisies parmi les trois </text:span></text:span><text:soft-page-break/><text:span text:style-name="Strong_20_Emphasis"><text:span text:style-name="T19">maîtrisées par le clan d'appartenance. Dans la description de chaque clan, se trouve la liste de ses disciplines, ainsi que les variations des lignées le cas échéant. Si le personnage est un Paria sans clan, il peut choisir n'importe quelle discipline avec l'approbation du Maître du Jeu. (Remarque : les disciplines acquises avec les points de bonus ne doivent pas nécessairement être des disciplines du clan)</text:span></text:span></text:p>
      <text:p text:style-name="P8"><text:span text:style-name="Strong_20_Emphasis"><text:span text:style-name="T19"/></text:span></text:p>
      <text:p text:style-name="P8"><text:span text:style-name="Strong_20_Emphasis"><text:span text:style-name="T19">LES HISTORIQUES</text:span></text:span></text:p>
      <text:p text:style-name="P8"><text:span text:style-name="Strong_20_Emphasis"><text:span text:style-name="T19"/></text:span></text:p>
      <text:p text:style-name="P8"><text:span text:style-name="Strong_20_Emphasis"><text:span text:style-name="T19">Un personnage débutant a cinq points d'historiques, à utiliser comme il l'entend. Les caractéristiques d'historiques devraient s'accorder avec le concept du personnage (un prêtre défroqué Gangrel prêchant dans la rue ne devrait pas avoir de ressources, par exemple). Le MJ peut donc interdire ou favoriser le choix de certains historiques pour les personnages.</text:span></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LES VERTUS</text:span></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Les vertus sont très importantes pour un personnage de Vampire, car elles constituent sa structure morale et déterminent dans quelle mesure il résiste à la tentation de la Bête. Les réactions émotionnelles d'un personnage sont très liées à ses vertus. Ces caractéristiques définissent sa résistance à la frénésie et la profondeur de ses remords. Les vertus sont essentielles pour résister à la Bête et à la Soif, et la plupart des vampires perdent des points dans leurs vertus en devenant plus anciens et plus endurcis.</text:span></text:span></text:p>
      <text:p text:style-name="P8"><text:span text:style-name="Strong_20_Emphasis"><text:span text:style-name="T19"/></text:span></text:p>
      <text:p text:style-name="P8"><text:span text:style-name="Strong_20_Emphasis"><text:span text:style-name="T19">Un personnage vampire a trois vertus. La conscience évalue son sens du bien et du mal ; la maîtrise de soi indique dans quelle mesure il conserve son calme et contient sa Soif ; le courage mesure son bon sens et sa capacité à supporter la proximité du feu, de la lumière du soleil et autres choses que craignent les vampires.<text:line-break/>Chaque personnage débute avec un point dans chaque vertu, et le joueur peut y partager librement sept autres points. Ces vertus permettent également de calculer les scores de départ en Humanité et en volonté, donc faites attention en les distribuant.</text:span></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VERTUS ALTERNATIVES : CONVICTION ET INSTINCT<text:line-break/><text:line-break/>Vampire : La Mascarade est basé sur la façon dont quelqu'un vit sa nature monstrueuse et, espérons-le, la façon dont il la surpasse. De ce fait, nous suggérons fortement aux joueurs débutants de choisir pour leur personnage les vertus de conscience et de maîtrise de soi. Toutefois, certains vampires, particulièrement ceux du Sabbat, adhèrent à une éthique différente. Pour ces vampires, les vertus de conviction et d'instinct remplacent celles de conscience et de maîtrise de soi (tous gardent celle de courage).<text:line-break/>Conviction et instinct sont présentés dans ce topic. Si vous décidez que votre personnage est suffisamment inhumain pour choisir ces vertus, et si le MJ le permet, vous pouvez en disposer sur votre fiche de personnage. Soyez averti qu'en choisissant ces vertus, vous avez fait de votre personnage un véritable monstre.</text:span></text:span></text:p>
      <text:p text:style-name="P8"><text:span text:style-name="Strong_20_Emphasis"><text:span text:style-name="T19"/></text:span></text:p>
      <text:p text:style-name="P20"><text:span text:style-name="Strong_20_Emphasis"><text:span text:style-name="T17"/></text:span></text:p>
      <text:p text:style-name="P7"><text:span text:style-name="Strong_20_Emphasis"><text:span text:style-name="T14">ETAPE </text:span></text:span><text:span text:style-name="Strong_20_Emphasis"><text:span text:style-name="T15">5</text:span></text:span><text:span text:style-name="Strong_20_Emphasis"><text:span text:style-name="T14">: TOUCHE FINALE</text:span></text:span></text:p>
      <text:p text:style-name="P7"><text:span text:style-name="Strong_20_Emphasis"><text:span text:style-name="T17"/></text:span></text:p>
      <text:p text:style-name="P7"><text:span text:style-name="Strong_20_Emphasis"><text:span text:style-name="T17"/></text:span></text:p>
      <text:p text:style-name="P7"><text:span text:style-name="Strong_20_Emphasis"><text:span text:style-name="T17">A présent, le joueur peut dépenser 15 points de bonus pour personnaliser son personnage. Mais tout d'abord, il faut faire quelques travaux d'écriture.<text:line-break/></text:span></text:span></text:p>
      <text:p text:style-name="P7"><text:span text:style-name="Strong_20_Emphasis"><text:span text:style-name="T17">L'HUMANITE<text:line-break/><text:line-break/>Le score de départ d'Humanité d'un personnage est égal à la somme de ses caractéristiques de conscience et maîtrise de soi, ce qui donne un chiffre entre 5 et 10. Les joueurs sont également invités à augmenter ce score avec les points de bonus, un niveau trop bas indiquant que la Bête est très proche.<text:line-break/></text:span></text:span></text:p>
      <text:p text:style-name="P7"><text:span text:style-name="Strong_20_Emphasis"><text:span text:style-name="T20">LA</text:span></text:span><text:span text:style-name="Strong_20_Emphasis"><text:span text:style-name="T17"> VOLONTE <text:line-break/><text:line-break/>Un personnage débute avec un score en volonté égal à celui de courage, et donc entre 1 et 5. Les joueurs sont incités à augmenter ce score avec les points de bonus car cette caractéristique est primordiale pour faire face aux situations émotionnellement dangereuses. La volonté est également utilisée pour résister à la frénésie, réussir des actions particulièrement difficiles et employer certains effets de disciplines.<text:line-break/></text:span></text:span></text:p>
      <text:p text:style-name="P7"><text:span text:style-name="Strong_20_Emphasis"><text:span text:style-name="T17"/></text:span></text:p>
      <text:p text:style-name="P7"><text:span text:style-name="Strong_20_Emphasis"><text:span text:style-name="T17">LA RESERVE DE SANG<text:line-break/><text:line-break/>La dernière étape dans la création du personnage est de déterminer sa réserve de sang de départ. C'est très simple : lancez un D10. Le résultat est le nombre de points de sang dont dispose le vampire dans son organisme au début du jeu. C'est le seul jet de dé effectué durant la création du personnage.</text:span></text:span></text:p>
      <text:p text:style-name="P7"><text:span text:style-name="Strong_20_Emphasis"><text:span text:style-name="T17"/></text:span></text:p>
      <text:p text:style-name="P7"><text:span text:style-name="Strong_20_Emphasis"><text:span text:style-name="T17"/></text:span></text:p>
      <text:p text:style-name="P7"><text:span text:style-name="Strong_20_Emphasis"><text:span text:style-name="T17"/></text:span></text:p>
      <text:p text:style-name="P7"><text:span text:style-name="Strong_20_Emphasis"><text:span text:style-name="T17">LES POINTS DE BONUS<text:line-break/><text:line-break/>Le joueur peut maintenant dépenser ses 15 points de bonus pour augmenter ses différentes caractéristiques. Ces points peuvent être dépensés comme il le souhaite. Chaque caractéristique a un coût différent en points de bonus, consultez la table ci-dessous. Souvenez-vous que les disciplines acquises avec les points de bonus ne sont pas obligatoirement celles du clan (bien que l'acquisition de certaines nécessite des explications sur les circonstances de cet apprentissage).<text:line-break/><text:line-break/>Caractéristique Coût<text:line-break/>Attribut 5 par point<text:line-break/>Capacité 2 par point<text:line-break/>Discipline 7 par point<text:line-break/>Historique 1 par point<text:line-break/>Vertu 2 par point<text:line-break/>Humanité 1 par point<text:line-break/>Volonté 1 par point</text:span></text:span></text:p>
      <text:p text:style-name="P7"><text:span text:style-name="Strong_20_Emphasis"><text:span text:style-name="T17"/></text:span></text:p>
      <text:p text:style-name="P7"><text:span text:style-name="Strong_20_Emphasis"><text:span text:style-name="T17"/></text:span></text:p>
      <text:p text:style-name="P7"><text:span text:style-name="Strong_20_Emphasis"><text:span text:style-name="T17"/></text:span></text:p>
      <text:p text:style-name="P7"><text:span text:style-name="Strong_20_Emphasis"><text:span text:style-name="T17"/></text:span></text:p>
      <text:p text:style-name="P7"><text:soft-page-break/><text:span text:style-name="Strong_20_Emphasis"><text:span text:style-name="T17"/></text:span></text:p>
      <text:p text:style-name="P9"><text:span text:style-name="Strong_20_Emphasis"><text:span text:style-name="T21">ASSAMITES </text:span></text:span></text:p>
      <text:p text:style-name="P7"><text:span text:style-name="Strong_20_Emphasis"><text:span text:style-name="T17"/></text:span></text:p>
      <text:p text:style-name="P9"><text:span text:style-name="Strong_20_Emphasis"><text:span text:style-name="T21">WISDOM = la sagesse </text:span></text:span></text:p>
      <text:p text:style-name="P10"><text:span text:style-name="Strong_20_Emphasis"><text:span text:style-name="T22">HAVRE = abris, refuge </text:span></text:span></text:p>
      <text:p text:style-name="P10"><text:span text:style-name="Strong_20_Emphasis"><text:span text:style-name="T22"/></text:span></text:p>
      <text:p text:style-name="P10"><text:span text:style-name="Strong_20_Emphasis"><text:span text:style-name="T22"/></text:span></text:p>
      <text:p text:style-name="P9"><text:span text:style-name="Strong_20_Emphasis"><text:span text:style-name="T21"/></text:span></text:p>
      <text:p text:style-name="P9"><text:span text:style-name="Strong_20_Emphasis"><text:span text:style-name="T21"/></text:span></text:p>
      <text:p text:style-name="P7"><text:span text:style-name="Strong_20_Emphasis"><text:span text:style-name="T17"/></text:span></text:p>
      <text:p text:style-name="P7"><text:span text:style-name="Strong_20_Emphasis"><text:span text:style-name="T17"/></text:span></text:p>
      <text:p text:style-name="P7"><text:span text:style-name="Strong_20_Emphasis"><text:span text:style-name="T17"/></text:span></text:p>
      <text:p text:style-name="P7"><text:span text:style-name="Strong_20_Emphasis"><text:span text:style-name="T17"/></text:span></text:p>
      <text:p text:style-name="P7"><text:span text:style-name="Strong_20_Emphasis"><text:span text:style-name="T17"/></text:span></text:p>
      <text:p text:style-name="P7"><text:span text:style-name="Strong_20_Emphasis"><text:span text:style-name="T17"/></text:span></text:p>
      <text:p text:style-name="P7"><text:span text:style-name="Strong_20_Emphasis"><text:span text:style-name="T17"/></text:span></text:p>
      <text:p text:style-name="P7"><text:span text:style-name="Strong_20_Emphasis"><text:span text:style-name="T17"/></text:span></text:p>
      <text:p text:style-name="P7"><text:span text:style-name="Strong_20_Emphasis"><text:span text:style-name="T1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10:58:39.008980768</meta:creation-date>
    <meta:generator>LibreOffice/6.4.6.2$Linux_X86_64 LibreOffice_project/40$Build-2</meta:generator>
    <dc:date>2020-11-05T22:20:56.293855562</dc:date>
    <meta:editing-duration>PT11H1M35S</meta:editing-duration>
    <meta:editing-cycles>50</meta:editing-cycles>
    <meta:document-statistic meta:table-count="0" meta:image-count="0" meta:object-count="0" meta:page-count="5" meta:paragraph-count="40" meta:word-count="1687" meta:character-count="10567" meta:non-whitespace-character-count="8896"/>
  </office:meta>
</office:document-meta>
</file>